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fo:language="ru" fo:country="RU" officeooo:rsid="00066449" officeooo:paragraph-rsid="00066449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paragraph">Грузим</text:p>
      <text:p text:style-name="_5f_paragraph">ставим</text:p>
      <text:p text:style-name="P1">привязываем к <text:span text:style-name="T1">WSCP</text:span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02T20:41:00.956000000</dc:date>
    <meta:editing-duration>PT5M37S</meta:editing-duration>
    <meta:editing-cycles>4</meta:editing-cycles>
    <meta:document-statistic meta:table-count="0" meta:image-count="0" meta:object-count="0" meta:page-count="1" meta:paragraph-count="3" meta:word-count="5" meta:character-count="30" meta:non-whitespace-character-count="28"/>
  </office:meta>
</office:document-meta>
</file>